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his paragraph will be replaced by the content returned by the body() function<office:annotation><dc:creator>Luc Saffre</dc:creator><dc:date>2011-07-18T09:03:56.84</dc:date><text:p text:style-name="P2"><text:span text:style-name="T2">do text</text:span></text:p><text:p text:style-name="P2"><text:span text:style-name="T2">from body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4932600" text:id="ct114932600">
            <text:insertion>
              <office:change-info>
                <dc:creator>Luc Saffre</dc:creator>
                <dc:date>2012-03-15T18:20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4932600"/><text:span text:style-name="MT1">title</text:span><text:change-end text:change-id="ct114932600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3-15T18:23:47.82</dc:date>
    <dc:creator>Luc Saffre</dc:creator>
    <meta:editing-duration>PT27M</meta:editing-duration>
    <meta:editing-cycles>20</meta:editing-cycles>
    <meta:generator>LibreOffice/3.4$Win32 LibreOffice_project/340m1$Build-402</meta:generator>
    <meta:document-statistic meta:table-count="0" meta:image-count="0" meta:object-count="0" meta:page-count="1" meta:paragraph-count="2" meta:word-count="20" meta:character-count="108" meta:non-whitespace-character-count="91"/>
  </office:meta>
</office:document-meta>
</file>